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5cm" fo:min-width="7.379cm"/>
    </style:style>
    <style:style style:name="gr2" style:family="graphic" style:parent-style-name="standard">
      <style:graphic-properties draw:textarea-horizontal-align="justify" draw:textarea-vertical-align="middle" draw:auto-grow-height="false" fo:min-height="1.868cm" fo:min-width="6.439cm"/>
    </style:style>
    <style:style style:name="gr3" style:family="graphic" style:parent-style-name="standard">
      <style:graphic-properties draw:textarea-horizontal-align="justify" draw:textarea-vertical-align="middle" draw:auto-grow-height="false" fo:min-height="1.783cm" fo:min-width="4.831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8.517cm"/>
    </style:style>
    <style:style style:name="gr5" style:family="graphic" style:parent-style-name="standard">
      <style:graphic-properties draw:textarea-horizontal-align="justify" draw:textarea-vertical-align="middle" draw:auto-grow-height="false" fo:min-height="2.418cm" fo:min-width="3.692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2.104cm"/>
    </style:style>
    <style:style style:name="gr7" style:family="graphic" style:parent-style-name="standard">
      <style:graphic-properties draw:textarea-horizontal-align="justify" draw:textarea-vertical-align="middle" draw:auto-grow-height="false" fo:min-height="2.545cm" fo:min-width="2.9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1.397cm" svg:x="1cm" svg:y="1.635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7" draw:id="id7" draw:layer="layout" svg:width="7.493cm" svg:height="2.286cm" svg:x="12.811cm" svg:y="23.479cm">
          <text:p text:style-name="P1">Sto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2" draw:id="id2" draw:layer="layout" svg:width="8.763cm" svg:height="2.032cm" svg:x="0.873cm" svg:y="4.937cm">
          <text:p text:style-name="P1">Input Student’s</text:p>
          <text:p text:style-name="P1">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9.017cm" svg:height="2.413cm" svg:x="1cm" svg:y="14.589cm">
          <text:p text:style-name="P1">Calls student details from the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375cm" svg:height="2.667cm" svg:x="2.322cm" svg:y="19.262cm">
          <text:p text:style-name="P1">Display student</text:p>
          <text:p text:style-name="P1">Details from </text:p>
          <text:p text:style-name="P1">The databas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5.207cm" svg:height="4.064cm" svg:x="1.508cm" svg:y="8.747cm">
          <text:p text:style-name="P1">Validates </text:p>
          <text:p text:style-name="P1">student’s</text:p>
          <text:p text:style-name="P1">n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6" draw:id="id6" draw:layer="layout" svg:width="5.207cm" svg:height="2.794cm" svg:x="12.43cm" svg:y="9.382cm">
          <text:p text:style-name="P1">Student not </text:p>
          <text:p text:style-name="P1">Present in the</text:p>
          <text:p text:style-name="P1">databas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8" draw:text-style-name="P2" draw:layer="layout" svg:x1="5.255cm" svg:y1="3.032cm" svg:x2="5.255cm" svg:y2="4.937cm" draw:start-shape="id1" draw:start-glue-point="6" draw:end-shape="id2" draw:end-glue-point="5" svg:d="M5255 3032v1905" svg:viewBox="0 0 1 1906">
          <text:p/>
        </draw:connector>
        <draw:connector draw:style-name="gr8" draw:text-style-name="P2" draw:layer="layout" svg:x1="5.255cm" svg:y1="6.969cm" svg:x2="4.112cm" svg:y2="8.747cm" draw:start-shape="id2" draw:start-glue-point="8" draw:end-shape="id3" draw:end-glue-point="4" svg:d="M5255 6969v890h-1143v888" svg:viewBox="0 0 1144 1779">
          <text:p/>
        </draw:connector>
        <draw:connector draw:style-name="gr8" draw:text-style-name="P2" draw:layer="layout" svg:x1="4.112cm" svg:y1="12.811cm" svg:x2="5.508cm" svg:y2="14.589cm" draw:start-shape="id3" draw:start-glue-point="6" draw:end-shape="id4" draw:end-glue-point="0" svg:d="M4112 12811v889h1396v889" svg:viewBox="0 0 1397 1779">
          <text:p/>
        </draw:connector>
        <draw:connector draw:style-name="gr8" draw:text-style-name="P2" draw:layer="layout" svg:x1="5.508cm" svg:y1="17.002cm" svg:x2="5.509cm" svg:y2="19.262cm" draw:start-shape="id4" draw:start-glue-point="2" draw:end-shape="id5" draw:end-glue-point="4" svg:d="M5508 17002v1129h1v1131" svg:viewBox="0 0 2 2261">
          <text:p/>
        </draw:connector>
        <draw:connector draw:style-name="gr8" draw:text-style-name="P2" draw:layer="layout" svg:x1="6.715cm" svg:y1="10.779cm" svg:x2="12.43cm" svg:y2="10.779cm" draw:start-shape="id3" draw:start-glue-point="7" draw:end-shape="id6" svg:d="M6715 10779h5715" svg:viewBox="0 0 5716 1">
          <text:p/>
        </draw:connector>
        <draw:connector draw:style-name="gr8" draw:text-style-name="P2" draw:layer="layout" svg:x1="15.034cm" svg:y1="9.382cm" svg:x2="8.744cm" svg:y2="5.953cm" draw:start-shape="id6" draw:start-glue-point="4" draw:end-shape="id2" draw:end-glue-point="9" svg:d="M15034 9382v-3429h-6290" svg:viewBox="0 0 6291 3430">
          <text:p/>
        </draw:connector>
        <draw:connector draw:style-name="gr8" draw:text-style-name="P2" draw:layer="layout" svg:x1="5.509cm" svg:y1="21.929cm" svg:x2="12.811cm" svg:y2="24.622cm" draw:start-shape="id5" draw:start-glue-point="6" draw:end-shape="id7" draw:end-glue-point="5" svg:d="M5509 21929v2693h7302" svg:viewBox="0 0 7303 2694">
          <text:p/>
        </draw:connector>
        <draw:frame draw:style-name="gr9" draw:text-style-name="P3" draw:layer="layout" svg:width="1.535cm" svg:height="0.962cm" svg:x="2.27cm" svg:y="13.192cm">
          <draw:text-box>
            <text:p>Yes</text:p>
          </draw:text-box>
        </draw:frame>
        <draw:frame draw:style-name="gr10" draw:text-style-name="P3" draw:layer="layout" svg:width="0.502cm" svg:height="0.962cm" svg:x="9.255cm" svg:y="10.271cm">
          <draw:text-box>
            <text:p/>
          </draw:text-box>
        </draw:frame>
        <draw:frame draw:style-name="gr9" draw:text-style-name="P3" draw:layer="layout" svg:width="1.311cm" svg:height="0.962cm" svg:x="8.366cm" svg:y="9.89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32:02.016682137</meta:creation-date>
    <dc:date>2019-05-30T14:51:42.710285912</dc:date>
    <meta:editing-duration>PT9M18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